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1.05pt double #000000" style:border-line-width="0.012cm 0.012cm 0.012cm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 fo:wrap-option="wrap" fo:border="1.05pt double #000000" style:border-line-width="0.012cm 0.012cm 0.012cm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1.05pt double #000000" style:border-line-width="0.012cm 0.012cm 0.012cm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1.05pt double #000000" style:border-line-width="0.012cm 0.012cm 0.012cm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value-type" style:repeat-content="false" fo:border="1.05pt double #000000" style:border-line-width="0.012cm 0.012cm 0.012cm" style:vertical-align="middle"/>
      <style:paragraph-properties fo:margin-left="0cm"/>
    </style:style>
    <style:style style:name="ce20" style:family="table-cell" style:parent-style-name="Default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1.05pt double #000000" style:border-line-width="0.012cm 0.012cm 0.012cm" style:vertical-align="middle"/>
    </style:style>
    <style:style style:name="ce13" style:family="table-cell" style:parent-style-name="Default">
      <style:table-cell-properties fo:wrap-option="wrap" fo:border="1.05pt double #000000" style:border-line-width="0.012cm 0.012cm 0.012cm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6" table:default-cell-style-name="ce1"/>
        <table:table-column table:style-name="co1" table:number-columns-repeated="9" table:default-cell-style-name="Default"/>
        <table:table-row table:style-name="ro1">
          <table:table-cell table:number-columns-repeated="35"/>
        </table:table-row>
        <table:table-row table:style-name="ro2">
          <table:table-cell/>
          <table:table-cell table:style-name="ce2" office:value-type="string" calcext:value-type="string">
            <text:p>Proyecto:</text:p>
          </table:table-cell>
          <table:table-cell table:style-name="ce2" office:value-type="string" calcext:value-type="string" table:number-columns-spanned="9" table:number-rows-spanned="1">
            <text:p>Mundo Axin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table-cell table:style-name="ce3" table:number-columns-spanned="7" table:number-rows-spanned="1"/>
          <table:covered-table-cell table:number-columns-repeated="6" table:style-name="ce9"/>
          <table:table-cell table:style-name="ce3" table:number-columns-repeated="3"/>
          <table:table-cell table:number-columns-repeated="24"/>
        </table:table-row>
        <table:table-row table:style-name="ro3">
          <table:table-cell/>
          <table:table-cell table:style-name="ce4" office:value-type="string" calcext:value-type="string" table:number-columns-spanned="10" table:number-rows-spanned="1">
            <text:p>Integrantes</text:p>
          </table:table-cell>
          <table:covered-table-cell table:number-columns-repeated="9" table:style-name="ce10"/>
          <table:table-cell table:number-columns-repeated="24"/>
        </table:table-row>
        <table:table-row table:style-name="ro4">
          <table:table-cell/>
          <table:table-cell table:style-name="ce4" office:value-type="string" calcext:value-type="string" table:number-columns-spanned="10" table:number-rows-spanned="1">
            <text:p>Zahide Tellez Ramirez</text:p>
          </table:table-cell>
          <table:covered-table-cell table:number-columns-repeated="9" table:style-name="ce10"/>
          <table:table-cell table:number-columns-repeated="24"/>
        </table:table-row>
        <table:table-row table:style-name="ro1">
          <table:table-cell/>
          <table:table-cell table:number-columns-spanned="10" table:number-rows-spanned="1"/>
          <table:covered-table-cell table:number-columns-repeated="9" table:style-name="Default"/>
          <table:table-cell table:number-columns-repeated="24"/>
        </table:table-row>
        <table:table-row table:style-name="ro1" table:number-rows-repeated="2">
          <table:table-cell table:number-columns-repeated="35"/>
        </table:table-row>
        <table:table-row table:style-name="ro1">
          <table:table-cell/>
          <table:table-cell table:style-name="ce6" office:value-type="string" calcext:value-type="string" table:number-columns-spanned="1" table:number-rows-spanned="3">
            <text:p>Descripción:</text:p>
          </table:table-cell>
          <table:table-cell table:style-name="ce20" office:value-type="string" calcext:value-type="string" table:number-columns-spanned="9" table:number-rows-spanned="3">
            <text:p>Comparar los precios de los artículos de maquillaje que más te gusten, mundo axin busca entre las tiendas Online más importantes para que puedas hacer compras inteligentes a un menor precio.</text:p>
          </table:table-cell>
          <table:covered-table-cell table:number-columns-repeated="8" table:style-name="ce11"/>
          <table:table-cell table:number-columns-repeated="24"/>
        </table:table-row>
        <table:table-row table:style-name="ro1">
          <table:table-cell/>
          <table:covered-table-cell table:number-columns-repeated="10" table:style-name="ce11"/>
          <table:table-cell table:number-columns-repeated="24"/>
        </table:table-row>
        <table:table-row table:style-name="ro1">
          <table:table-cell/>
          <table:covered-table-cell table:number-columns-repeated="10" table:style-name="ce11"/>
          <table:table-cell table:number-columns-repeated="24"/>
        </table:table-row>
        <table:table-row table:style-name="ro1">
          <table:table-cell table:number-columns-repeated="35"/>
        </table:table-row>
        <table:table-row table:style-name="ro1">
          <table:table-cell/>
          <table:table-cell table:style-name="ce6" office:value-type="string" calcext:value-type="string">
            <text:p>N°</text:p>
          </table:table-cell>
          <table:table-cell table:style-name="ce2" office:value-type="string" calcext:value-type="string" table:number-columns-spanned="9" table:number-rows-spanned="1">
            <text:p>Requerimientos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1</text:p>
          </table:table-cell>
          <table:table-cell table:style-name="ce2" office:value-type="string" calcext:value-type="string" table:number-columns-spanned="9" table:number-rows-spanned="2">
            <text:p>Tener una barra de navegación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2</text:p>
          </table:table-cell>
          <table:table-cell table:style-name="ce2" office:value-type="string" calcext:value-type="string" table:number-columns-spanned="9" table:number-rows-spanned="2">
            <text:p>Logotipo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3</text:p>
          </table:table-cell>
          <table:table-cell table:style-name="ce2" office:value-type="string" calcext:value-type="string" table:number-columns-spanned="9" table:number-rows-spanned="2">
            <text:p>Buscar un producto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4</text:p>
          </table:table-cell>
          <table:table-cell table:style-name="ce2" office:value-type="string" calcext:value-type="string" table:number-columns-spanned="9" table:number-rows-spanned="2">
            <text:p>Poder buscar un producto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5</text:p>
          </table:table-cell>
          <table:table-cell table:style-name="ce2" office:value-type="string" calcext:value-type="string" table:number-columns-spanned="9" table:number-rows-spanned="2">
            <text:p>Selectores barra de navegación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6</text:p>
          </table:table-cell>
          <table:table-cell table:style-name="ce2" office:value-type="string" calcext:value-type="string" table:number-columns-spanned="9" table:number-rows-spanned="2">
            <text:p>Subcategorías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7</text:p>
          </table:table-cell>
          <table:table-cell table:style-name="ce2" office:value-type="string" calcext:value-type="string" table:number-columns-spanned="9" table:number-rows-spanned="2">
            <text:p>Barra de navegación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8</text:p>
          </table:table-cell>
          <table:table-cell table:style-name="ce2" office:value-type="string" calcext:value-type="string" table:number-columns-spanned="9" table:number-rows-spanned="2">
            <text:p>Agregar a “Más vendidos”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9</text:p>
          </table:table-cell>
          <table:table-cell table:style-name="ce2" office:value-type="string" calcext:value-type="string" table:number-columns-spanned="9" table:number-rows-spanned="2">
            <text:p>Probador virtual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10</text:p>
          </table:table-cell>
          <table:table-cell table:style-name="ce2" office:value-type="string" calcext:value-type="string" table:number-columns-spanned="9" table:number-rows-spanned="2">
            <text:p>Probar el probador virtual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11</text:p>
          </table:table-cell>
          <table:table-cell table:style-name="ce2" office:value-type="string" calcext:value-type="string" table:number-columns-spanned="9" table:number-rows-spanned="2">
            <text:p>Sección “información”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12</text:p>
          </table:table-cell>
          <table:table-cell table:style-name="ce2" office:value-type="string" calcext:value-type="string" table:number-columns-spanned="9" table:number-rows-spanned="2">
            <text:p>Sección “información” registrarse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13</text:p>
          </table:table-cell>
          <table:table-cell table:style-name="ce2" office:value-type="string" calcext:value-type="string" table:number-columns-spanned="9" table:number-rows-spanned="2">
            <text:p>Usar los datos del usuario para fines estadísticos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14</text:p>
          </table:table-cell>
          <table:table-cell table:style-name="ce2" office:value-type="string" calcext:value-type="string" table:number-columns-spanned="9" table:number-rows-spanned="2">
            <text:p>Guardar preferencias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15</text:p>
          </table:table-cell>
          <table:table-cell table:style-name="ce2" office:value-type="string" calcext:value-type="string" table:number-columns-spanned="9" table:number-rows-spanned="2">
            <text:p>Sección productos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16</text:p>
          </table:table-cell>
          <table:table-cell table:style-name="ce2" office:value-type="string" calcext:value-type="string" table:number-columns-spanned="9" table:number-rows-spanned="2">
            <text:p>Liga “Comparar”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17</text:p>
          </table:table-cell>
          <table:table-cell table:style-name="ce2" office:value-type="string" calcext:value-type="string" table:number-columns-spanned="9" table:number-rows-spanned="2">
            <text:p>Puntuación máxima 5 estrellas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18</text:p>
          </table:table-cell>
          <table:table-cell table:style-name="ce2" office:value-type="string" calcext:value-type="string" table:number-columns-spanned="9" table:number-rows-spanned="2">
            <text:p>Lista de deseos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19</text:p>
          </table:table-cell>
          <table:table-cell table:style-name="ce2" office:value-type="string" calcext:value-type="string" table:number-columns-spanned="9" table:number-rows-spanned="2">
            <text:p>Comentarios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20</text:p>
          </table:table-cell>
          <table:table-cell table:style-name="ce2" office:value-type="string" calcext:value-type="string" table:number-columns-spanned="9" table:number-rows-spanned="2">
            <text:p>Actualizar el menú de productos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21</text:p>
          </table:table-cell>
          <table:table-cell table:style-name="ce2" office:value-type="string" calcext:value-type="string" table:number-columns-spanned="9" table:number-rows-spanned="2">
            <text:p>Pagina “Comparar” Búsqueda rápida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22</text:p>
          </table:table-cell>
          <table:table-cell table:style-name="ce2" office:value-type="string" calcext:value-type="string" table:number-columns-spanned="9" table:number-rows-spanned="2">
            <text:p>Categorías Productos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23</text:p>
          </table:table-cell>
          <table:table-cell table:style-name="ce2" office:value-type="string" calcext:value-type="string" table:number-columns-spanned="9" table:number-rows-spanned="2">
            <text:p>Sección logos de las marcas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24</text:p>
          </table:table-cell>
          <table:table-cell table:style-name="ce2" office:value-type="string" calcext:value-type="string" table:number-columns-spanned="9" table:number-rows-spanned="2">
            <text:p>Al registrarte enviar un correo de Bienvenida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25</text:p>
          </table:table-cell>
          <table:table-cell table:style-name="ce2" office:value-type="string" calcext:value-type="string" table:number-columns-spanned="9" table:number-rows-spanned="2">
            <text:p>Recibir un correo de Bienvenida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26</text:p>
          </table:table-cell>
          <table:table-cell table:style-name="ce2" office:value-type="string" calcext:value-type="string" table:number-columns-spanned="9" table:number-rows-spanned="2">
            <text:p>Enviar cupones “ofertas especiales”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27</text:p>
          </table:table-cell>
          <table:table-cell table:style-name="ce2" office:value-type="string" calcext:value-type="string" table:number-columns-spanned="9" table:number-rows-spanned="2">
            <text:p>Recibir cupones de tiendas o productos favoritos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28</text:p>
          </table:table-cell>
          <table:table-cell table:style-name="ce2" office:value-type="string" calcext:value-type="string" table:number-columns-spanned="9" table:number-rows-spanned="2">
            <text:p>Enviar correo con colecciones o lanzamientos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29</text:p>
          </table:table-cell>
          <table:table-cell table:style-name="ce2" office:value-type="string" calcext:value-type="string" table:number-columns-spanned="9" table:number-rows-spanned="2">
            <text:p>Recibir correo con colecciones o lanzamientos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30</text:p>
          </table:table-cell>
          <table:table-cell table:style-name="ce2" office:value-type="string" calcext:value-type="string" table:number-columns-spanned="9" table:number-rows-spanned="2">
            <text:p>Cambiar los colores y estilos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31</text:p>
          </table:table-cell>
          <table:table-cell table:style-name="ce2" office:value-type="string" calcext:value-type="string" table:number-columns-spanned="9" table:number-rows-spanned="2">
            <text:p>Agrega pie de página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32</text:p>
          </table:table-cell>
          <table:table-cell table:style-name="ce2" office:value-type="string" calcext:value-type="string" table:number-columns-spanned="9" table:number-rows-spanned="2">
            <text:p>Regresar al inicio de la página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33</text:p>
          </table:table-cell>
          <table:table-cell table:style-name="ce2" office:value-type="string" calcext:value-type="string" table:number-columns-spanned="9" table:number-rows-spanned="2">
            <text:p>Bot de mensajería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34</text:p>
          </table:table-cell>
          <table:table-cell table:style-name="ce2" office:value-type="string" calcext:value-type="string" table:number-columns-spanned="9" table:number-rows-spanned="2">
            <text:p>Bot de mensajería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35</text:p>
          </table:table-cell>
          <table:table-cell table:style-name="ce2" office:value-type="string" calcext:value-type="string" table:number-columns-spanned="9" table:number-rows-spanned="2">
            <text:p>Productos no encontrados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F36</text:p>
          </table:table-cell>
          <table:table-cell table:style-name="ce2" office:value-type="string" calcext:value-type="string" table:number-columns-spanned="9" table:number-rows-spanned="2">
            <text:p>Comparar productos similares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 table:number-rows-repeated="3">
          <table:table-cell table:number-columns-repeated="35"/>
        </table:table-row>
        <table:table-row table:style-name="ro1">
          <table:table-cell/>
          <table:table-cell table:style-name="ce6" office:value-type="string" calcext:value-type="string">
            <text:p>N°</text:p>
          </table:table-cell>
          <table:table-cell table:style-name="ce2" office:value-type="string" calcext:value-type="string" table:number-columns-spanned="9" table:number-rows-spanned="1">
            <text:p>Historias de usuario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2" office:value-type="string" calcext:value-type="string" table:number-columns-spanned="9" table:number-rows-spanned="2">
            <text:p>Como Administrador tener una barra fija para que sea visible en cualquier parte la página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2" office:value-type="string" calcext:value-type="string" table:number-columns-spanned="9" table:number-rows-spanned="2">
            <text:p>Como Administrador crear un logo para ser reconocido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style-name="ce2" office:value-type="string" calcext:value-type="string" table:number-columns-spanned="9" table:number-rows-spanned="2">
            <text:p>Como Administrador agregar botón de búsqueda para incrementar el tráfico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2" office:value-type="string" calcext:value-type="string" table:number-columns-spanned="9" table:number-rows-spanned="2">
            <text:p>Como Usuario hacer uso del botón para encontrar un producto de interés rápidamente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5" calcext:value-type="float" table:number-columns-spanned="1" table:number-rows-spanned="2">
            <text:p>5</text:p>
          </table:table-cell>
          <table:table-cell table:style-name="ce2" office:value-type="string" calcext:value-type="string" table:number-columns-spanned="9" table:number-rows-spanned="2">
            <text:p>Como Administrador crear las pestañas y así categorizar la información importante fácilmente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6" calcext:value-type="float" table:number-columns-spanned="1" table:number-rows-spanned="2">
            <text:p>6</text:p>
          </table:table-cell>
          <table:table-cell table:style-name="ce2" office:value-type="string" calcext:value-type="string" table:number-columns-spanned="9" table:number-rows-spanned="2">
            <text:p>Como Administrador clasificar los productos por descripción y organizarlos para acceder a productos de manera lógica y eficaz.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7" calcext:value-type="float" table:number-columns-spanned="1" table:number-rows-spanned="2">
            <text:p>7</text:p>
          </table:table-cell>
          <table:table-cell table:style-name="ce2" office:value-type="string" calcext:value-type="string" table:number-columns-spanned="9" table:number-rows-spanned="2">
            <text:p>Como Usuario poder manipular la barra de navegación y tener una mejor experiencia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8" calcext:value-type="float" table:number-columns-spanned="1" table:number-rows-spanned="2">
            <text:p>8</text:p>
          </table:table-cell>
          <table:table-cell table:style-name="ce2" office:value-type="string" calcext:value-type="string" table:number-columns-spanned="9" table:number-rows-spanned="2">
            <text:p>Como Administrador mostrar los productos y generar confianza al usuario de seguir usando la página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9" calcext:value-type="float" table:number-columns-spanned="1" table:number-rows-spanned="2">
            <text:p>9</text:p>
          </table:table-cell>
          <table:table-cell table:style-name="ce2" office:value-type="string" calcext:value-type="string" table:number-columns-spanned="9" table:number-rows-spanned="2">
            <text:p>Como Administrador hacer la funcionalidad que permita interactuar con un producto sin adquirirlo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10" calcext:value-type="float" table:number-columns-spanned="1" table:number-rows-spanned="2">
            <text:p>10</text:p>
          </table:table-cell>
          <table:table-cell table:style-name="ce2" office:value-type="string" calcext:value-type="string" table:number-columns-spanned="9" table:number-rows-spanned="2">
            <text:p>Como Usuario subir una foto de su agrado y jugar con los distintos productos para generar confianza y adquirirlos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11" calcext:value-type="float" table:number-columns-spanned="1" table:number-rows-spanned="2">
            <text:p>11</text:p>
          </table:table-cell>
          <table:table-cell table:style-name="ce2" office:value-type="string" calcext:value-type="string" table:number-columns-spanned="9" table:number-rows-spanned="2">
            <text:p>Como Usuario conocer los servicios que ofrece la página y conectar con ella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12" calcext:value-type="float" table:number-columns-spanned="1" table:number-rows-spanned="2">
            <text:p>12</text:p>
          </table:table-cell>
          <table:table-cell table:style-name="ce2" office:value-type="string" calcext:value-type="string" table:number-columns-spanned="9" table:number-rows-spanned="2">
            <text:p>Como Usuario registrar sus datos y recibir ofertas especiales o temporales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13" calcext:value-type="float" table:number-columns-spanned="1" table:number-rows-spanned="2">
            <text:p>13</text:p>
          </table:table-cell>
          <table:table-cell table:style-name="ce2" office:value-type="string" calcext:value-type="string" table:number-columns-spanned="9" table:number-rows-spanned="2">
            <text:p>Como Administrador recopilar información sobre la actividad y como se usan los servicios.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14" calcext:value-type="float" table:number-columns-spanned="1" table:number-rows-spanned="2">
            <text:p>14</text:p>
          </table:table-cell>
          <table:table-cell table:style-name="ce2" office:value-type="string" calcext:value-type="string" table:number-columns-spanned="9" table:number-rows-spanned="2">
            <text:p>Como Usuario seleccionar marcas que le gusten para indicar ofertas especiales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15" calcext:value-type="float" table:number-columns-spanned="1" table:number-rows-spanned="2">
            <text:p>15</text:p>
          </table:table-cell>
          <table:table-cell table:style-name="ce2" office:value-type="string" calcext:value-type="string" table:number-columns-spanned="9" table:number-rows-spanned="2">
            <text:p>Como Administrador agregar las características de un producto para que se diferencie del resto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16" calcext:value-type="float" table:number-columns-spanned="1" table:number-rows-spanned="2">
            <text:p>16</text:p>
          </table:table-cell>
          <table:table-cell table:style-name="ce2" office:value-type="string" calcext:value-type="string" table:number-columns-spanned="9" table:number-rows-spanned="2">
            <text:p>Como Usuario poder comparar un producto en distintas tiendas y adquirir el que tenga menor precio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17" calcext:value-type="float" table:number-columns-spanned="1" table:number-rows-spanned="2">
            <text:p>17</text:p>
          </table:table-cell>
          <table:table-cell table:style-name="ce2" office:value-type="string" calcext:value-type="string" table:number-columns-spanned="9" table:number-rows-spanned="2">
            <text:p>Como Usuario calificar un producto con base a su experiencia para ayudar a otros compradores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18" calcext:value-type="float" table:number-columns-spanned="1" table:number-rows-spanned="2">
            <text:p>18</text:p>
          </table:table-cell>
          <table:table-cell table:style-name="ce2" office:value-type="string" calcext:value-type="string" table:number-columns-spanned="9" table:number-rows-spanned="2">
            <text:p>Como Usuario poder guardar productos en su cuenta personal para comparar, comprar o adquirir en ofertas especiales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19" calcext:value-type="float" table:number-columns-spanned="1" table:number-rows-spanned="2">
            <text:p>19</text:p>
          </table:table-cell>
          <table:table-cell table:style-name="ce2" office:value-type="string" calcext:value-type="string" table:number-columns-spanned="9" table:number-rows-spanned="2">
            <text:p>Como Usuario conocer las opiniones de un producto para descubrir nuevos productos y crear una comunidad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20" calcext:value-type="float" table:number-columns-spanned="1" table:number-rows-spanned="2">
            <text:p>20</text:p>
          </table:table-cell>
          <table:table-cell table:style-name="ce2" office:value-type="string" calcext:value-type="string" table:number-columns-spanned="9" table:number-rows-spanned="2">
            <text:p>Como Usuario visualizar productos aleatorios y descubrir nuevas marcas o productos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21" calcext:value-type="float" table:number-columns-spanned="1" table:number-rows-spanned="2">
            <text:p>21</text:p>
          </table:table-cell>
          <table:table-cell table:style-name="ce2" office:value-type="string" calcext:value-type="string" table:number-columns-spanned="9" table:number-rows-spanned="2">
            <text:p>Como Administrador poder buscar otro producto para aumentar las visitas de la página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22" calcext:value-type="float" table:number-columns-spanned="1" table:number-rows-spanned="2">
            <text:p>22</text:p>
          </table:table-cell>
          <table:table-cell table:style-name="ce2" office:value-type="string" calcext:value-type="string" table:number-columns-spanned="9" table:number-rows-spanned="2">
            <text:p>Como Usuario acceder a cada categoría para visualizar productos similares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23" calcext:value-type="float" table:number-columns-spanned="1" table:number-rows-spanned="2">
            <text:p>23</text:p>
          </table:table-cell>
          <table:table-cell table:style-name="ce2" office:value-type="string" calcext:value-type="string" table:number-columns-spanned="9" table:number-rows-spanned="2">
            <text:p>Como Administrador resaltar las marcas para aportar valor y confianza al consumidor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24" calcext:value-type="float" table:number-columns-spanned="1" table:number-rows-spanned="2">
            <text:p>24</text:p>
          </table:table-cell>
          <table:table-cell table:style-name="ce2" office:value-type="string" calcext:value-type="string" table:number-columns-spanned="9" table:number-rows-spanned="2">
            <text:p>Como Administrador enviar los beneficios de usar la pagina para dar a conocer los servicios.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25" calcext:value-type="float" table:number-columns-spanned="1" table:number-rows-spanned="2">
            <text:p>25</text:p>
          </table:table-cell>
          <table:table-cell table:style-name="ce2" office:value-type="string" calcext:value-type="string" table:number-columns-spanned="9" table:number-rows-spanned="2">
            <text:p>Como Usuario conocer los servicios que ofrece la aplicación para comparar productos y sus precios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26" calcext:value-type="float" table:number-columns-spanned="1" table:number-rows-spanned="2">
            <text:p>26</text:p>
          </table:table-cell>
          <table:table-cell table:style-name="ce2" office:value-type="string" calcext:value-type="string" table:number-columns-spanned="9" table:number-rows-spanned="2">
            <text:p>Como Administrador enviar cupones para incrementar el trafico de la pagina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27" calcext:value-type="float" table:number-columns-spanned="1" table:number-rows-spanned="2">
            <text:p>27</text:p>
          </table:table-cell>
          <table:table-cell table:style-name="ce2" office:value-type="string" calcext:value-type="string" table:number-columns-spanned="9" table:number-rows-spanned="2">
            <text:p>Como Usuario estar enterado de las ofertas para comprar productos a menores precios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28" calcext:value-type="float" table:number-columns-spanned="1" table:number-rows-spanned="2">
            <text:p>28</text:p>
          </table:table-cell>
          <table:table-cell table:style-name="ce2" office:value-type="string" calcext:value-type="string" table:number-columns-spanned="9" table:number-rows-spanned="2">
            <text:p>Como Administrador enviar las fechas de colecciones para aumentar las visitas del sitio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29" calcext:value-type="float" table:number-columns-spanned="1" table:number-rows-spanned="2">
            <text:p>29</text:p>
          </table:table-cell>
          <table:table-cell table:style-name="ce2" office:value-type="string" calcext:value-type="string" table:number-columns-spanned="9" table:number-rows-spanned="2">
            <text:p>Como Usuario estar al pendiente de las fechas de colecciones para conocer productos nuevos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30" calcext:value-type="float" table:number-columns-spanned="1" table:number-rows-spanned="2">
            <text:p>30</text:p>
          </table:table-cell>
          <table:table-cell table:style-name="ce2" office:value-type="string" calcext:value-type="string" table:number-columns-spanned="9" table:number-rows-spanned="2">
            <text:p>Como Administrador representar las estaciones del año en la pagina para que sea atractiva y moderna.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31" calcext:value-type="float" table:number-columns-spanned="1" table:number-rows-spanned="2">
            <text:p>31</text:p>
          </table:table-cell>
          <table:table-cell table:style-name="ce2" office:value-type="string" calcext:value-type="string" table:number-columns-spanned="9" table:number-rows-spanned="2">
            <text:p>Como administrador dar estilo a esta sección para contener información de contacto.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32" calcext:value-type="float" table:number-columns-spanned="1" table:number-rows-spanned="2">
            <text:p>32</text:p>
          </table:table-cell>
          <table:table-cell table:style-name="ce2" office:value-type="string" calcext:value-type="string" table:number-columns-spanned="9" table:number-rows-spanned="2">
            <text:p>Como Administrador proporcionar un scrooll que permita regresar al inicio de la pagina.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33" calcext:value-type="float" table:number-columns-spanned="1" table:number-rows-spanned="2">
            <text:p>33</text:p>
          </table:table-cell>
          <table:table-cell table:style-name="ce2" office:value-type="string" calcext:value-type="string" table:number-columns-spanned="9" table:number-rows-spanned="2">
            <text:p>Como Usuario poder tener asistencia para visualizar los productos recomendados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34" calcext:value-type="float" table:number-columns-spanned="1" table:number-rows-spanned="2">
            <text:p>34</text:p>
          </table:table-cell>
          <table:table-cell table:style-name="ce2" office:value-type="string" calcext:value-type="string" table:number-columns-spanned="9" table:number-rows-spanned="2">
            <text:p>Como Administrador ayudar al usuario y dar asistencia personalizada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35" calcext:value-type="float" table:number-columns-spanned="1" table:number-rows-spanned="2">
            <text:p>35</text:p>
          </table:table-cell>
          <table:table-cell table:style-name="ce2" office:value-type="string" calcext:value-type="string" table:number-columns-spanned="9" table:number-rows-spanned="2">
            <text:p>Como Administrador agregar productos y marcas para aumentar el trafico de la pagina 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36" calcext:value-type="float" table:number-columns-spanned="1" table:number-rows-spanned="2">
            <text:p>36</text:p>
          </table:table-cell>
          <table:table-cell table:style-name="ce2" office:value-type="string" calcext:value-type="string" table:number-columns-spanned="9" table:number-rows-spanned="2">
            <text:p>Como usuario comparar productos similares para escoger el mas adecuado a sus intereses</text:p>
          </table:table-cell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style-name="ce7"/>
          <table:covered-table-cell table:number-columns-repeated="9" table:style-name="ce21"/>
          <table:table-cell table:number-columns-repeated="24"/>
        </table:table-row>
        <table:table-row table:style-name="ro1" table:number-rows-repeated="3">
          <table:table-cell table:number-columns-repeated="35"/>
        </table:table-row>
        <table:table-row table:style-name="ro1">
          <table:table-cell/>
          <table:table-cell table:style-name="ce2" office:value-type="string" calcext:value-type="string">
            <text:p>N°</text:p>
          </table:table-cell>
          <table:table-cell table:style-name="ce2" office:value-type="string" calcext:value-type="string">
            <text:p>N° de historia</text:p>
          </table:table-cell>
          <table:table-cell table:style-name="ce2" office:value-type="string" calcext:value-type="string" table:number-columns-spanned="4" table:number-rows-spanned="1">
            <text:p>Criterios de aceptación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">
            <text:p>Interacción</text:p>
          </table:table-cell>
          <table:covered-table-cell table:number-columns-repeated="3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1" calcext:value-type="float" table:number-columns-spanned="1" table:number-rows-spanned="11">
            <text:p>1</text:p>
          </table:table-cell>
          <table:table-cell table:style-name="ce6" office:value-type="float" office:value="1" calcext:value-type="float" table:number-columns-spanned="1" table:number-rows-spanned="11">
            <text:p>1</text:p>
          </table:table-cell>
          <table:table-cell table:style-name="ce2" office:value-type="string" calcext:value-type="string" table:number-columns-spanned="4" table:number-rows-spanned="11">
            <text:p>- [ ] Logo Pagina</text:p>
            <text:p>- [ ] Selectores</text:p>
            <text:p>- [ ]Casilla de texto para búsqueda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Al seleccionar algún selector mostrar la información solicitada</text:p>
          </table:table-cell>
          <table:covered-table-cell table:number-columns-repeated="3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2" calcext:value-type="float" table:number-columns-spanned="1" table:number-rows-spanned="11">
            <text:p>2</text:p>
          </table:table-cell>
          <table:table-cell table:style-name="ce6" office:value-type="float" office:value="2" calcext:value-type="float" table:number-columns-spanned="1" table:number-rows-spanned="11">
            <text:p>2</text:p>
          </table:table-cell>
          <table:table-cell table:style-name="ce2" office:value-type="string" calcext:value-type="string" table:number-columns-spanned="4" table:number-rows-spanned="11">
            <text:p>- [ ] Logo de la pagina</text:p>
            <text:p>- [ ] Seleccionar el tipo fuente</text:p>
            <text:p>- [ ] Elegir paleta de colores </text:p>
            <text:p>- [ ] El logo debe mostrar</text:p>
            <text:p>- [ ] Nombre</text:p>
            <text:p>- [ ] Imagen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Al observar el Logotipo poder identificar la pagina y los servicios que ofrece </text:p>
            <text:p>- [ ] Al seleccionar el Logotipo poder regresar a la pagina principal </text:p>
          </table:table-cell>
          <table:covered-table-cell table:number-columns-repeated="3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3" calcext:value-type="float" table:number-columns-spanned="1" table:number-rows-spanned="11">
            <text:p>3</text:p>
          </table:table-cell>
          <table:table-cell table:style-name="ce6" office:value-type="float" office:value="3" calcext:value-type="float" table:number-columns-spanned="1" table:number-rows-spanned="11">
            <text:p>3</text:p>
          </table:table-cell>
          <table:table-cell table:style-name="ce2" office:value-type="string" calcext:value-type="string" table:number-columns-spanned="4" table:number-rows-spanned="11">
            <text:p>- [ ] Casilla de texto para búsqueda por Producto</text:p>
            <text:p>- [ ] Cada Producto debe mostrar</text:p>
            <text:p>- [ ] Imagen</text:p>
            <text:p>- [ ] Nombre</text:p>
            <text:p>- [ ] Marca</text:p>
            <text:p>- [ ] Comparar Precio</text:p>
            <text:p>- [ ] Comparar Producto</text:p>
            <text:p>- [ ] Comentarios</text:p>
            <text:p>- [ ] Evaluación Producto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Al buscar un producto, mostrar la información mas relevante </text:p>
            <text:p>- [ ] Mostrar la calidad de producto mediante los comentarios y calificación de este</text:p>
          </table:table-cell>
          <table:covered-table-cell table:number-columns-repeated="3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4" calcext:value-type="float" table:number-columns-spanned="1" table:number-rows-spanned="11">
            <text:p>4</text:p>
          </table:table-cell>
          <table:table-cell table:style-name="ce6" office:value-type="float" office:value="4" calcext:value-type="float" table:number-columns-spanned="1" table:number-rows-spanned="11">
            <text:p>4</text:p>
          </table:table-cell>
          <table:table-cell table:style-name="ce2" office:value-type="string" calcext:value-type="string" table:number-columns-spanned="4" table:number-rows-spanned="11">
            <text:p>- [ ] Casilla de texto para búsqueda por Producto</text:p>
            <text:p>- [ ] Cada Producto debe mostrar</text:p>
            <text:p>- [ ] Imagen</text:p>
            <text:p>- [ ] Nombre</text:p>
            <text:p>- [ ] Marca</text:p>
            <text:p>- [ ] Comparar Precio</text:p>
            <text:p>- [ ] Comparar Producto</text:p>
            <text:p>- [ ] Comentarios</text:p>
            <text:p>- [ ] Evaluación Producto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Al buscar un producto, mostrar la información mas relevante </text:p>
            <text:p>- [ ] Mostrar la calidad de producto mediante los comentarios y calificación de este</text:p>
          </table:table-cell>
          <table:covered-table-cell table:number-columns-repeated="3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5" calcext:value-type="float" table:number-columns-spanned="1" table:number-rows-spanned="11">
            <text:p>5</text:p>
          </table:table-cell>
          <table:table-cell table:style-name="ce6" office:value-type="float" office:value="5" calcext:value-type="float" table:number-columns-spanned="1" table:number-rows-spanned="11">
            <text:p>5</text:p>
          </table:table-cell>
          <table:table-cell table:style-name="ce2" office:value-type="string" calcext:value-type="string" table:number-columns-spanned="4" table:number-rows-spanned="11">
            <text:p>- [ ] Selector Inicio</text:p>
            <text:p>- [ ] Selector Categorias</text:p>
            <text:p>- [ ] Selector Mas Vendidos</text:p>
            <text:p>- [ ] Selector Probador Virtual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Al seleccionar cualquier opción filtrar correctamente la información</text:p>
            <text:p>- [ ] La información de cada selector se mostrara en una nueva pagina</text:p>
          </table:table-cell>
          <table:covered-table-cell table:number-columns-repeated="3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6" calcext:value-type="float" table:number-columns-spanned="1" table:number-rows-spanned="11">
            <text:p>6</text:p>
          </table:table-cell>
          <table:table-cell table:style-name="ce6" office:value-type="float" office:value="6" calcext:value-type="float" table:number-columns-spanned="1" table:number-rows-spanned="11">
            <text:p>6</text:p>
          </table:table-cell>
          <table:table-cell table:style-name="ce2" office:value-type="string" calcext:value-type="string" table:number-columns-spanned="4" table:number-rows-spanned="11">
            <text:p>- [ ]Selector Categorías</text:p>
            <text:p>- [ ] Esta sección mostrara</text:p>
            <text:p>- [ ] Marca</text:p>
            <text:p>- [ ] Labial</text:p>
            <text:p>- [ ] Sombras</text:p>
            <text:p>- [ ] Skin Care</text:p>
            <text:p>- [ ] Contorno</text:p>
            <text:p>- [ ] Rubor</text:p>
            <text:p>- [ ] Maquillaje</text:p>
            <text:p>- [ ] Lanzamientos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Al seleccionar cualquier opción filtrar correctamente la información</text:p>
            <text:p>- [ ] La información de cada sub categoría se mostrara en una nueva pagina</text:p>
            <text:p>- [ ] La sección Marcas mostrara imagen y nombre para su identificación.</text:p>
          </table:table-cell>
          <table:covered-table-cell table:number-columns-repeated="3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7" calcext:value-type="float" table:number-columns-spanned="1" table:number-rows-spanned="11">
            <text:p>7</text:p>
          </table:table-cell>
          <table:table-cell table:style-name="ce6" office:value-type="float" office:value="7" calcext:value-type="float" table:number-columns-spanned="1" table:number-rows-spanned="11">
            <text:p>7</text:p>
          </table:table-cell>
          <table:table-cell table:style-name="ce2" office:value-type="string" calcext:value-type="string" table:number-columns-spanned="4" table:number-rows-spanned="11">
            <text:p>- [ ] Logo Pagina</text:p>
            <text:p>- [ ] Selectores</text:p>
            <text:p>- [ ]Casilla de texto para búsqueda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Al seleccionar algún selector mostrar la información solicitada</text:p>
          </table:table-cell>
          <table:covered-table-cell table:number-columns-repeated="3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table-cell table:style-name="ce6" office:value-type="float" office:value="8" calcext:value-type="float" table:number-columns-spanned="1" table:number-rows-spanned="13">
            <text:p>8</text:p>
          </table:table-cell>
          <table:table-cell table:style-name="ce6" office:value-type="float" office:value="8" calcext:value-type="float" table:number-columns-spanned="1" table:number-rows-spanned="13">
            <text:p>8</text:p>
          </table:table-cell>
          <table:table-cell table:style-name="ce2" office:value-type="string" calcext:value-type="string" table:number-columns-spanned="4" table:number-rows-spanned="13">
            <text:p>- [ ]Selector “Mas Vendidos” </text:p>
            <text:p>- [ ] Esta sección debe mostrar</text:p>
            <text:p>- [ ] Productos </text:p>
            <text:p>- [ ] Imagen</text:p>
            <text:p>- [ ] Nombre</text:p>
            <text:p>- [ ] Marca</text:p>
            <text:p>- [ ] Seleccionar un Producto completar información</text:p>
            <text:p>- [ ] Descripción Producto</text:p>
            <text:p>- [ ] Nombre</text:p>
            <text:p>- [ ] Marca</text:p>
            <text:p>- [ ] Comparar Precio</text:p>
            <text:p>- [ ] Comparar Producto</text:p>
            <text:p>- [ ] Evaluación Producto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3">
            <text:p>- [ ] Mostrar los productos mas comprados.</text:p>
            <text:p>- [ ] Al dar clic a una imagen mostrara mas características sobre el articulo.</text:p>
            <text:p>- [ ] La información de cada producto se mostrara en una nueva pagina.</text:p>
          </table:table-cell>
          <table:covered-table-cell table:number-columns-repeated="3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9" calcext:value-type="float" table:number-columns-spanned="1" table:number-rows-spanned="11">
            <text:p>9</text:p>
          </table:table-cell>
          <table:table-cell table:style-name="ce6" office:value-type="float" office:value="9" calcext:value-type="float" table:number-columns-spanned="1" table:number-rows-spanned="11">
            <text:p>9</text:p>
          </table:table-cell>
          <table:table-cell table:style-name="ce2" office:value-type="string" calcext:value-type="string" table:number-columns-spanned="4" table:number-rows-spanned="11">
            <text:p>- [ ] Probador virtual</text:p>
            <text:p>- [ ] Poder elegir una imagen del servidor</text:p>
            <text:p>- [ ] Subir una foto </text:p>
            <text:p>- [ ] Probar cualquiera de estos productos en la foto</text:p>
            <text:p>- [ ] Labial</text:p>
            <text:p>- [ ] Delineador</text:p>
            <text:p>- [ ] Sombras</text:p>
            <text:p>- [ ] Contorno</text:p>
            <text:p>- [ ] Iluminador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Al seleccionar el probador virtual mostrar en una pestaña emergente</text:p>
            <text:p>- [ ] Interactuar con un producto en la foto previamente cargada </text:p>
            <text:p>- [ ] Poder elegir cualquier producto 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10" calcext:value-type="float" table:number-columns-spanned="1" table:number-rows-spanned="11">
            <text:p>10</text:p>
          </table:table-cell>
          <table:table-cell table:style-name="ce6" office:value-type="float" office:value="10" calcext:value-type="float" table:number-columns-spanned="1" table:number-rows-spanned="11">
            <text:p>10</text:p>
          </table:table-cell>
          <table:table-cell table:style-name="ce2" office:value-type="string" calcext:value-type="string" table:number-columns-spanned="4" table:number-rows-spanned="11">
            <text:p>- [ ] Sección Comparar </text:p>
            <text:p>- [ ] Búsqueda rápida</text:p>
            <text:p>- [ ] Filtros que contengan</text:p>
            <text:p>- [ ] Nombre</text:p>
            <text:p>- [ ] Marca</text:p>
            <text:p>- [ ] Categoría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Al seleccionar el probador virtual mostrar en una pestaña emergente</text:p>
            <text:p>- [ ] Interactuar con un producto en la foto previamente cargada </text:p>
            <text:p>- [ ] Poder elegir cualquier producto 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11" calcext:value-type="float" table:number-columns-spanned="1" table:number-rows-spanned="11">
            <text:p>11</text:p>
          </table:table-cell>
          <table:table-cell table:style-name="ce6" office:value-type="float" office:value="11" calcext:value-type="float" table:number-columns-spanned="1" table:number-rows-spanned="11">
            <text:p>11</text:p>
          </table:table-cell>
          <table:table-cell table:style-name="ce2" office:value-type="string" calcext:value-type="string" table:number-columns-spanned="4" table:number-rows-spanned="11">
            <text:p>- [ ] Descripción de la pagina</text:p>
            <text:p>- [ ] Esta debe contener</text:p>
            <text:p>- [ ] Servicios que ofrece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Conocer mas sobre la pagina</text:p>
            <text:p>- [ ] Conocer los servicios que ofrece la pagina. 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12" calcext:value-type="float" table:number-columns-spanned="1" table:number-rows-spanned="11">
            <text:p>12</text:p>
          </table:table-cell>
          <table:table-cell table:style-name="ce6" office:value-type="float" office:value="12" calcext:value-type="float" table:number-columns-spanned="1" table:number-rows-spanned="11">
            <text:p>12</text:p>
          </table:table-cell>
          <table:table-cell table:style-name="ce2" office:value-type="string" calcext:value-type="string" table:number-columns-spanned="4" table:number-rows-spanned="11">
            <text:p>- [ ] Registrarse como usuario</text:p>
            <text:p>- [ ] Ingresar los siguientes datos</text:p>
            <text:p>- [ ] Nombre</text:p>
            <text:p>- [ ] Email</text:p>
            <text:p>- [ ] Ciudad</text:p>
            <text:p>- [ ] Teléfono</text:p>
            <text:p>- [ ] Edad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Registrarse para guardar productos durante su sesión </text:p>
            <text:p>- [ ] Recibir ofertas de productos favoritos </text:p>
            <text:p>- [ ] Poder hacer uso de los servicios Comparar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13" calcext:value-type="float" table:number-columns-spanned="1" table:number-rows-spanned="11">
            <text:p>13</text:p>
          </table:table-cell>
          <table:table-cell table:style-name="ce6" office:value-type="float" office:value="13" calcext:value-type="float" table:number-columns-spanned="1" table:number-rows-spanned="11">
            <text:p>13</text:p>
          </table:table-cell>
          <table:table-cell table:style-name="ce2" office:value-type="string" calcext:value-type="string" table:number-columns-spanned="4" table:number-rows-spanned="11">
            <text:p>- [ ] Guardar los datos</text:p>
            <text:p>- [ ] Edad</text:p>
            <text:p>- [ ] Genero </text:p>
            <text:p>- [ ] Productos consultados</text:p>
            <text:p>- [ ] Pestañas visitadas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Realizar estadísticas sobre la interacción del usuario con la pagina </text:p>
            <text:p>- [ ] Poder mejorar los puntos débiles de la pagina 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14" calcext:value-type="float" table:number-columns-spanned="1" table:number-rows-spanned="11">
            <text:p>14</text:p>
          </table:table-cell>
          <table:table-cell table:style-name="ce6" office:value-type="float" office:value="14" calcext:value-type="float" table:number-columns-spanned="1" table:number-rows-spanned="11">
            <text:p>14</text:p>
          </table:table-cell>
          <table:table-cell table:style-name="ce2" office:value-type="string" calcext:value-type="string" table:number-columns-spanned="4" table:number-rows-spanned="11">
            <text:p>- [ ] Al registrarse </text:p>
            <text:p>- [ ] Seleccionar mas de una marca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Las marcas se mostraran en una pestaña emergente</text:p>
            <text:p>- [ ] Guardar las preferencias de interés de cada usuario</text:p>
            <text:p>- [ ] Recibir cupones y ofertas de las marcas de interés.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15" calcext:value-type="float" table:number-columns-spanned="1" table:number-rows-spanned="11">
            <text:p>15</text:p>
          </table:table-cell>
          <table:table-cell table:style-name="ce6" office:value-type="float" office:value="15" calcext:value-type="float" table:number-columns-spanned="1" table:number-rows-spanned="11">
            <text:p>15</text:p>
          </table:table-cell>
          <table:table-cell table:style-name="ce2" office:value-type="string" calcext:value-type="string" table:number-columns-spanned="4" table:number-rows-spanned="11">
            <text:p>- [ ]Sección Productos </text:p>
            <text:p>- [ ] Esta sección debe mostrar</text:p>
            <text:p>- [ ] Imagen</text:p>
            <text:p>- [ ] Nombre</text:p>
            <text:p>- [ ] Marca</text:p>
            <text:p>- [ ] Comparar $</text:p>
            <text:p>- [ ] Lista de deseos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Mostrar una serie de productos que puedan ser del interés del usuario</text:p>
            <text:p>- [ ] Al iniciar sesión poder usar los servicios comparar precio y lista de deseos 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16" calcext:value-type="float" table:number-columns-spanned="1" table:number-rows-spanned="11">
            <text:p>16</text:p>
          </table:table-cell>
          <table:table-cell table:style-name="ce6" office:value-type="float" office:value="16" calcext:value-type="float" table:number-columns-spanned="1" table:number-rows-spanned="11">
            <text:p>16</text:p>
          </table:table-cell>
          <table:table-cell table:style-name="ce2" office:value-type="string" calcext:value-type="string" table:number-columns-spanned="4" table:number-rows-spanned="11">
            <text:p>- [ ]Sección Comparar</text:p>
            <text:p>- [ ] Esta sección debe mostrar</text:p>
            <text:p>- [ ] Imagen Producto </text:p>
            <text:p>- [ ] Nombre producto</text:p>
            <text:p>- [ ] Marca</text:p>
            <text:p>- [ ] Descripción</text:p>
            <text:p>- [ ] Contendrá una tabla con los datos</text:p>
            <text:p>- [ ] Numero </text:p>
            <text:p>- [ ] Tienda</text:p>
            <text:p>- [ ] Precio</text:p>
            <text:p>- [ ] Carrito de Compra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Cada producto tendrá un link para comparar el precio de los productos </text:p>
            <text:p>- [ ] Al dar clic “Comparar $” mostrar la información en una pestaña nueva </text:p>
            <text:p>- [ ] Mostrar la información general y descripción del producto</text:p>
            <text:p>- [ ] En una tabla mostrar 10 filas con los datos empezado con el mas bajo que tendrá al posición “1”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17" calcext:value-type="float" table:number-columns-spanned="1" table:number-rows-spanned="11">
            <text:p>17</text:p>
          </table:table-cell>
          <table:table-cell table:style-name="ce6" office:value-type="float" office:value="17" calcext:value-type="float" table:number-columns-spanned="1" table:number-rows-spanned="11">
            <text:p>17</text:p>
          </table:table-cell>
          <table:table-cell table:style-name="ce2" office:value-type="string" calcext:value-type="string" table:number-columns-spanned="4" table:number-rows-spanned="11">
            <text:p>- [ ] Calificar Producto</text:p>
            <text:p>- [ ] Puntuación máxima 5 estrellas</text:p>
            <text:p>- [ ] Satisfacción</text:p>
            <text:p>- [ ] Precio</text:p>
            <text:p>- [ ] Calidad</text:p>
            <text:p>- [ ] Rendimiento</text:p>
            <text:p>- [ ] Efectividad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Definir la percepción que el cliente tiene sobre un producto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18" calcext:value-type="float" table:number-columns-spanned="1" table:number-rows-spanned="11">
            <text:p>18</text:p>
          </table:table-cell>
          <table:table-cell table:style-name="ce6" office:value-type="float" office:value="18" calcext:value-type="float" table:number-columns-spanned="1" table:number-rows-spanned="11">
            <text:p>18</text:p>
          </table:table-cell>
          <table:table-cell table:style-name="ce2" office:value-type="string" calcext:value-type="string" table:number-columns-spanned="4" table:number-rows-spanned="11">
            <text:p>- [ ] Cada Producto tendrá</text:p>
            <text:p>- [ ] Lista de deseos</text:p>
            <text:p>- [ ] Nombre</text:p>
            <text:p>- [ ] Marca</text:p>
            <text:p>- [ ] Imagen</text:p>
            <text:p>- [ ] Mostrar una tabla al consultar Lista Deseos</text:p>
            <text:p>- [ ] Características guardadas</text:p>
            <text:p>- [ ] Link Comparar $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Iniciar sesión para guardar productos.</text:p>
            <text:p>- [ ] Agregar productos Favoritos o de interés para revisarlos después</text:p>
            <text:p>- [ ] Visualizar las características mas importantes de los productos guardados</text:p>
            <text:p>- [ ] Al dar clic en Comparar mostrar en una pestaña nueva la información, regresar a la lista de deseos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19" calcext:value-type="float" table:number-columns-spanned="1" table:number-rows-spanned="11">
            <text:p>19</text:p>
          </table:table-cell>
          <table:table-cell table:style-name="ce6" office:value-type="float" office:value="19" calcext:value-type="float" table:number-columns-spanned="1" table:number-rows-spanned="11">
            <text:p>19</text:p>
          </table:table-cell>
          <table:table-cell table:style-name="ce2" office:value-type="string" calcext:value-type="string" table:number-columns-spanned="4" table:number-rows-spanned="11">
            <text:p>- [ ] Cada Producto tendrá</text:p>
            <text:p>- [ ] Comentarios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Agregar y guardar comentarios a cada producto.</text:p>
            <text:p>- [ ] Visualizar los comentarios que tenga cada producto. 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20" calcext:value-type="float" table:number-columns-spanned="1" table:number-rows-spanned="11">
            <text:p>20</text:p>
          </table:table-cell>
          <table:table-cell table:style-name="ce6" office:value-type="float" office:value="20" calcext:value-type="float" table:number-columns-spanned="1" table:number-rows-spanned="11">
            <text:p>20</text:p>
          </table:table-cell>
          <table:table-cell table:style-name="ce2" office:value-type="string" calcext:value-type="string" table:number-columns-spanned="4" table:number-rows-spanned="11">
            <text:p>- [ ]Sección Productos </text:p>
            <text:p>- [ ] Esta sección se actualizara</text:p>
            <text:p>- [ ] Imagen</text:p>
            <text:p>- [ ] Nombre</text:p>
            <text:p>- [ ] Marca</text:p>
            <text:p>- [ ] Comparar $</text:p>
            <text:p>- [ ] Lista de deseos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Actualizar el menú de productos cuando se refresque la pagina</text:p>
            <text:p>- [ ] Visualizar aleatoriamente productos al ingresar a la pagina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21" calcext:value-type="float" table:number-columns-spanned="1" table:number-rows-spanned="11">
            <text:p>21</text:p>
          </table:table-cell>
          <table:table-cell table:style-name="ce6" office:value-type="float" office:value="21" calcext:value-type="float" table:number-columns-spanned="1" table:number-rows-spanned="11">
            <text:p>21</text:p>
          </table:table-cell>
          <table:table-cell table:style-name="ce2" office:value-type="string" calcext:value-type="string" table:number-columns-spanned="4" table:number-rows-spanned="11">
            <text:p>- [ ] Sección Comparar </text:p>
            <text:p>- [ ] Búsqueda rápida</text:p>
            <text:p>- [ ] Filtros que contengan</text:p>
            <text:p>- [ ] Nombre</text:p>
            <text:p>- [ ] Marca</text:p>
            <text:p>- [ ] Categoría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Mostrar los resultados de la búsqueda en una pagina nueva.</text:p>
            <text:p>- [ ] Poder buscar un producto diferente usando filtros.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22" calcext:value-type="float" table:number-columns-spanned="1" table:number-rows-spanned="11">
            <text:p>22</text:p>
          </table:table-cell>
          <table:table-cell table:style-name="ce6" office:value-type="float" office:value="22" calcext:value-type="float" table:number-columns-spanned="1" table:number-rows-spanned="11">
            <text:p>22</text:p>
          </table:table-cell>
          <table:table-cell table:style-name="ce2" office:value-type="string" calcext:value-type="string" table:number-columns-spanned="4" table:number-rows-spanned="11">
            <text:p>- [ ]Sección Categorías</text:p>
            <text:p>- [ ] Esta sección tendrá</text:p>
            <text:p>- [ ] Rostro</text:p>
            <text:p>- [ ] Ofertas</text:p>
            <text:p>- [ ] Lanzamientos </text:p>
            <text:p>- [ ] Marcas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Cada categoría estará representada por una imagen. </text:p>
            <text:p>- [ ] Al seleccionar una categoría esta mostrara la información en una nueva pestaña.</text:p>
            <text:p>- [ ] Se mostraran los productos clasificados y estarán agrupados por productos similares </text:p>
            <text:p>- [ ] Al dar clic en “Marcas ” mostrara el logo de cada una de ellas. </text:p>
            <text:p>- [ ] Al dar clic en un Logo de una marca esta mostrara sus productos.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23" calcext:value-type="float" table:number-columns-spanned="1" table:number-rows-spanned="11">
            <text:p>23</text:p>
          </table:table-cell>
          <table:table-cell table:style-name="ce6" office:value-type="float" office:value="23" calcext:value-type="float" table:number-columns-spanned="1" table:number-rows-spanned="11">
            <text:p>23</text:p>
          </table:table-cell>
          <table:table-cell table:style-name="ce2" office:value-type="string" calcext:value-type="string" table:number-columns-spanned="4" table:number-rows-spanned="11">
            <text:p>- [ ] Sección Logos</text:p>
            <text:p>- [ ] Esta sección debe mostrar</text:p>
            <text:p>- [ ] Logo Marca</text:p>
            <text:p>- [ ] Nombre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Visualizar los logos de las marcas alfabéticamente </text:p>
            <text:p>- [ ] Al dar clic a un logo diseccionar a la pagina oficial</text:p>
            <text:p>- [ ] Poder visitar las paginas oficiales de las marcas para realizar una compra segura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24" calcext:value-type="float" table:number-columns-spanned="1" table:number-rows-spanned="11">
            <text:p>24</text:p>
          </table:table-cell>
          <table:table-cell table:style-name="ce6" office:value-type="float" office:value="24" calcext:value-type="float" table:number-columns-spanned="1" table:number-rows-spanned="11">
            <text:p>24</text:p>
          </table:table-cell>
          <table:table-cell table:style-name="ce2" office:value-type="string" calcext:value-type="string" table:number-columns-spanned="4" table:number-rows-spanned="11">
            <text:p>- [ ] Correo</text:p>
            <text:p>- [ ] Contendrá los apartados</text:p>
            <text:p>- [ ] Bienvenida</text:p>
            <text:p>- [ ] Nombre</text:p>
            <text:p>- [ ] Descripción </text:p>
            <text:p>- [ ] Beneficios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Enviar correo Bienvenida a los usuarios que se registren en la pagina.</text:p>
            <text:p>- [ ] Actualizar el correo con una paleta de colores que representen cada estación del año.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25" calcext:value-type="float" table:number-columns-spanned="1" table:number-rows-spanned="11">
            <text:p>25</text:p>
          </table:table-cell>
          <table:table-cell table:style-name="ce6" office:value-type="float" office:value="25" calcext:value-type="float" table:number-columns-spanned="1" table:number-rows-spanned="11">
            <text:p>25</text:p>
          </table:table-cell>
          <table:table-cell table:style-name="ce2" office:value-type="string" calcext:value-type="string" table:number-columns-spanned="4" table:number-rows-spanned="11">
            <text:p>- [ ] Correo</text:p>
            <text:p>- [ ] Contendrá los apartados</text:p>
            <text:p>- [ ] Bienvenida</text:p>
            <text:p>- [ ] Nombre</text:p>
            <text:p>- [ ] Descripción </text:p>
            <text:p>- [ ] Beneficios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Al elegir registrarse recibir correo Bienvenida para conocer los beneficios y servicios que ofrece la pagina.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26" calcext:value-type="float" table:number-columns-spanned="1" table:number-rows-spanned="11">
            <text:p>26</text:p>
          </table:table-cell>
          <table:table-cell table:style-name="ce6" office:value-type="float" office:value="26" calcext:value-type="float" table:number-columns-spanned="1" table:number-rows-spanned="11">
            <text:p>26</text:p>
          </table:table-cell>
          <table:table-cell table:style-name="ce2" office:value-type="string" calcext:value-type="string" table:number-columns-spanned="4" table:number-rows-spanned="11">
            <text:p>- [ ] Ofertas</text:p>
            <text:p>- [ ] Contendrá los apartados</text:p>
            <text:p>- [ ] Saludo</text:p>
            <text:p>- [ ] Productos en oferta</text:p>
            <text:p>- [ ] Cupones 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Actualizar los cupones y descuentos que ofrezcan las marcas.</text:p>
            <text:p>- [ ] Actualizar el correo con una paleta de colores llamativa.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27" calcext:value-type="float" table:number-columns-spanned="1" table:number-rows-spanned="11">
            <text:p>27</text:p>
          </table:table-cell>
          <table:table-cell table:style-name="ce6" office:value-type="float" office:value="27" calcext:value-type="float" table:number-columns-spanned="1" table:number-rows-spanned="11">
            <text:p>27</text:p>
          </table:table-cell>
          <table:table-cell table:style-name="ce20" office:value-type="string" calcext:value-type="string" table:number-columns-spanned="4" table:number-rows-spanned="11">
            <text:p>- [ ] Ofertas</text:p>
            <text:p>- [ ] Contendrá los apartados</text:p>
            <text:p>- [ ] Saludo</text:p>
            <text:p>- [ ] Productos en oferta</text:p>
            <text:p>- [ ] Cupones </text:p>
          </table:table-cell>
          <table:covered-table-cell table:number-columns-repeated="3" table:style-name="ce11"/>
          <table:table-cell table:style-name="ce20" office:value-type="string" calcext:value-type="string" table:number-columns-spanned="4" table:number-rows-spanned="11">
            <text:p>- [ ] Recibir los descuentos para comprar productos a menor precio</text:p>
          </table:table-cell>
          <table:covered-table-cell table:number-columns-repeated="3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28" calcext:value-type="float" table:number-columns-spanned="1" table:number-rows-spanned="11">
            <text:p>28</text:p>
          </table:table-cell>
          <table:table-cell table:style-name="ce6" office:value-type="float" office:value="28" calcext:value-type="float" table:number-columns-spanned="1" table:number-rows-spanned="11">
            <text:p>28</text:p>
          </table:table-cell>
          <table:table-cell table:style-name="ce20" office:value-type="string" calcext:value-type="string" table:number-columns-spanned="4" table:number-rows-spanned="11">
            <text:p>- [ ] Colecciones</text:p>
            <text:p>- [ ] Contendrá los apartados</text:p>
            <text:p>- [ ] Fecha disponibilidad</text:p>
            <text:p>- [ ] Producto</text:p>
            <text:p>- [ ] Marca</text:p>
          </table:table-cell>
          <table:covered-table-cell table:number-columns-repeated="3" table:style-name="ce11"/>
          <table:table-cell table:style-name="ce20" office:value-type="string" calcext:value-type="string" table:number-columns-spanned="4" table:number-rows-spanned="11">
            <text:p>- [ ] Agregar los productos nuevos que ofrezcan las marcas y sus fechas de lanzamientos</text:p>
          </table:table-cell>
          <table:covered-table-cell table:number-columns-repeated="3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29" calcext:value-type="float" table:number-columns-spanned="1" table:number-rows-spanned="11">
            <text:p>29</text:p>
          </table:table-cell>
          <table:table-cell table:style-name="ce6" office:value-type="float" office:value="29" calcext:value-type="float" table:number-columns-spanned="1" table:number-rows-spanned="11">
            <text:p>29</text:p>
          </table:table-cell>
          <table:table-cell table:style-name="ce2" office:value-type="string" calcext:value-type="string" table:number-columns-spanned="4" table:number-rows-spanned="11">
            <text:p>- [ ] Colecciones</text:p>
            <text:p>- [ ] Contendrá los apartados</text:p>
            <text:p>- [ ] Fecha disponibilidad</text:p>
            <text:p>- [ ] Producto</text:p>
            <text:p>- [ ] Marca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Recibir los nuevos lanzamientos que las marcas para estar enterados y poder adquirirlos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30" calcext:value-type="float" table:number-columns-spanned="1" table:number-rows-spanned="11">
            <text:p>30</text:p>
          </table:table-cell>
          <table:table-cell table:style-name="ce6" office:value-type="float" office:value="30" calcext:value-type="float" table:number-columns-spanned="1" table:number-rows-spanned="11">
            <text:p>30</text:p>
          </table:table-cell>
          <table:table-cell table:style-name="ce2" office:value-type="string" calcext:value-type="string" table:number-columns-spanned="4" table:number-rows-spanned="11">
            <text:p>- [ ] Colores </text:p>
            <text:p>- [ ] Cambiar por secciones</text:p>
            <text:p>- [ ] Paleta de colores</text:p>
            <text:p>- [ ] Tipo de letra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Visualizar colores por temporadas para dar una nueva apariencia a la pagina.</text:p>
            <text:p>- [ ] Elegir una paleta de colores atractivos para el usuario.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31" calcext:value-type="float" table:number-columns-spanned="1" table:number-rows-spanned="11">
            <text:p>31</text:p>
          </table:table-cell>
          <table:table-cell table:style-name="ce6" office:value-type="float" office:value="31" calcext:value-type="float" table:number-columns-spanned="1" table:number-rows-spanned="11">
            <text:p>31</text:p>
          </table:table-cell>
          <table:table-cell table:style-name="ce2" office:value-type="string" calcext:value-type="string" table:number-columns-spanned="4" table:number-rows-spanned="11">
            <text:p>- [ ] Sección Pie de pagina</text:p>
            <text:p>- [ ] Contacto</text:p>
            <text:p>- [ ] Derechos de autor</text:p>
            <text:p>- [ ] Imagen Redes Sociales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Visualizar la información y redes sociales de la pagina.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32" calcext:value-type="float" table:number-columns-spanned="1" table:number-rows-spanned="11">
            <text:p>32</text:p>
          </table:table-cell>
          <table:table-cell table:style-name="ce6" office:value-type="float" office:value="32" calcext:value-type="float" table:number-columns-spanned="1" table:number-rows-spanned="11">
            <text:p>32</text:p>
          </table:table-cell>
          <table:table-cell table:style-name="ce2" office:value-type="string" calcext:value-type="string" table:number-columns-spanned="4" table:number-rows-spanned="11">
            <text:p>- [ ] Botón inferior derecho </text:p>
            <text:p>- [ ] Scroll 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Al dar clic al botón el documento avanzara verticalmente al inicio de la pagina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33" calcext:value-type="float" table:number-columns-spanned="1" table:number-rows-spanned="11">
            <text:p>33</text:p>
          </table:table-cell>
          <table:table-cell table:style-name="ce6" office:value-type="float" office:value="33" calcext:value-type="float" table:number-columns-spanned="1" table:number-rows-spanned="11">
            <text:p>33</text:p>
          </table:table-cell>
          <table:table-cell table:style-name="ce2" office:value-type="string" calcext:value-type="string" table:number-columns-spanned="4" table:number-rows-spanned="11">
            <text:p>- [ ] Bot Mensajería</text:p>
            <text:p>- [ ] Usar filtros para elegir un producto</text:p>
            <text:p>- [ ] Categoría</text:p>
            <text:p>- [ ] Precio</text:p>
            <text:p>- [ ] Marca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Al dar clic en el botón de asistencia contestar una serie de preguntas y elegir un producto 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34" calcext:value-type="float" table:number-columns-spanned="1" table:number-rows-spanned="11">
            <text:p>34</text:p>
          </table:table-cell>
          <table:table-cell table:style-name="ce6" office:value-type="float" office:value="34" calcext:value-type="float" table:number-columns-spanned="1" table:number-rows-spanned="11">
            <text:p>34</text:p>
          </table:table-cell>
          <table:table-cell table:style-name="ce2" office:value-type="string" calcext:value-type="string" table:number-columns-spanned="4" table:number-rows-spanned="11">
            <text:p>- [ ] Bot Mensajería</text:p>
            <text:p>- [ ] Usar filtros para elegir un producto</text:p>
            <text:p>- [ ] Categoría</text:p>
            <text:p>- [ ] Precio</text:p>
            <text:p>- [ ] Marca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Al dar clic en el botón de asistencia mostrar una serie de preguntas para ayudar a elegir un producto 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35" calcext:value-type="float" table:number-columns-spanned="1" table:number-rows-spanned="11">
            <text:p>35</text:p>
          </table:table-cell>
          <table:table-cell table:style-name="ce6" office:value-type="float" office:value="35" calcext:value-type="float" table:number-columns-spanned="1" table:number-rows-spanned="11">
            <text:p>35</text:p>
          </table:table-cell>
          <table:table-cell table:style-name="ce2" office:value-type="string" calcext:value-type="string" table:number-columns-spanned="4" table:number-rows-spanned="11">
            <text:p>- [ ] Producto no encontrado</text:p>
            <text:p>- [ ] Guardar los datos</text:p>
            <text:p>- [ ] Nombre</text:p>
            <text:p>- [ ] Marca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Actualizar la base de datos y agregar los productos o marcas no encontrados 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table-cell table:style-name="ce6" office:value-type="float" office:value="36" calcext:value-type="float" table:number-columns-spanned="1" table:number-rows-spanned="11">
            <text:p>36</text:p>
          </table:table-cell>
          <table:table-cell table:style-name="ce6" office:value-type="float" office:value="36" calcext:value-type="float" table:number-columns-spanned="1" table:number-rows-spanned="11">
            <text:p>36</text:p>
          </table:table-cell>
          <table:table-cell table:style-name="ce2" office:value-type="string" calcext:value-type="string" table:number-columns-spanned="4" table:number-rows-spanned="11">
            <text:p>- [ ] Comparar Productos</text:p>
            <text:p>- [ ] con base a sus características</text:p>
            <text:p>- [ ] Categoría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1">
            <text:p>- [ ] Al seleccionar la opción compara un producto, mostrar resultados con productos de características similares </text:p>
          </table:table-cell>
          <table:covered-table-cell table:number-columns-repeated="3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15"/>
          <table:table-cell table:style-name="ce1" table:number-columns-repeated="9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21"/>
          <table:table-cell table:number-columns-repeated="24"/>
        </table:table-row>
        <table:table-row table:style-name="ro1" table:number-rows-repeated="2">
          <table:table-cell table:number-columns-repeated="35"/>
        </table:table-row>
        <table:table-row table:style-name="ro5">
          <table:table-cell/>
          <table:table-cell table:style-name="ce6" office:value-type="string" calcext:value-type="string" table:number-columns-spanned="10" table:number-rows-spanned="1">
            <text:p>Diagramas de flujo de interacción</text:p>
          </table:table-cell>
          <table:covered-table-cell table:number-columns-repeated="9" table:style-name="ce21"/>
          <table:table-cell table:number-columns-repeated="24"/>
        </table:table-row>
        <table:table-row table:style-name="ro4">
          <table:table-cell/>
          <table:table-cell table:style-name="ce2" office:value-type="string" calcext:value-type="string">
            <text:p>N°</text:p>
          </table:table-cell>
          <table:table-cell table:style-name="ce2" office:value-type="string" calcext:value-type="string" table:number-columns-spanned="9" table:number-rows-spanned="1">
            <text:p>Url de archivo</text:p>
          </table:table-cell>
          <table:covered-table-cell table:number-columns-repeated="8" table:style-name="ce21"/>
          <table:table-cell table:number-columns-repeated="24"/>
        </table:table-row>
        <table:table-row table:style-name="ro5">
          <table:table-cell/>
          <table:table-cell table:style-name="ce6" office:value-type="string" calcext:value-type="string">
            <text:p>E-R</text:p>
          </table:table-cell>
          <table:table-cell table:style-name="ce13" office:value-type="string" calcext:value-type="string" table:number-columns-spanned="9" table:number-rows-spanned="1">
            <text:p><text:a xlink:href="https://drive.google.com/file/d/1k23N9KDyHN9CulErF13L3O6BdueWlwUG/view?usp=sharing" xlink:type="simple">https://drive.google.com/file/d/1k23N9KDyHN9CulErF13L3O6BdueWlwUG/view?usp=sharing</text:a></text:p>
          </table:table-cell>
          <table:covered-table-cell table:number-columns-repeated="8" table:style-name="ce21"/>
          <table:table-cell table:number-columns-repeated="24"/>
        </table:table-row>
        <table:table-row table:style-name="ro5">
          <table:table-cell/>
          <table:table-cell table:style-name="ce6" office:value-type="string" calcext:value-type="string">
            <text:p>M-R</text:p>
          </table:table-cell>
          <table:table-cell table:style-name="ce2" office:value-type="string" calcext:value-type="string" table:number-columns-spanned="9" table:number-rows-spanned="1">
            <text:p><text:a xlink:href="https://drive.google.com/file/d/1yfPAxGgq40AG_SjKmNwa-c446bbCiN--/view?usp=sharing" xlink:type="simple">https://drive.google.com/file/d/1yfPAxGgq40AG_SjKmNwa-c446bbCiN--/view?usp=sharing</text:a></text:p>
          </table:table-cell>
          <table:covered-table-cell table:number-columns-repeated="8" table:style-name="ce21"/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table:style-name="ce14"/>
          <table:table-cell table:style-name="Default" table:number-columns-repeated="9"/>
          <table:table-cell table:number-columns-repeated="24"/>
        </table:table-row>
        <table:table-row table:style-name="ro1">
          <table:table-cell/>
          <table:table-cell table:style-name="ce15"/>
          <table:table-cell table:style-name="Default" table:number-columns-repeated="9"/>
          <table:table-cell table:number-columns-repeated="24"/>
        </table:table-row>
        <table:table-row table:style-name="ro1">
          <table:table-cell/>
          <table:table-cell table:style-name="ce16" table:number-columns-repeated="3"/>
          <table:table-cell table:style-name="ce23"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6" table:number-columns-repeated="2"/>
          <table:table-cell table:style-name="ce14"/>
          <table:table-cell table:style-name="ce16" table:number-columns-repeated="2"/>
          <table:table-cell table:style-name="Default" table:number-columns-repeated="5"/>
          <table:table-cell table:number-columns-repeated="24"/>
        </table:table-row>
        <table:table-row table:style-name="ro6">
          <table:table-cell/>
          <table:table-cell table:style-name="ce16" table:number-columns-repeated="2"/>
          <table:table-cell table:style-name="ce14"/>
          <table:table-cell table:style-name="ce16" table:number-columns-repeated="2"/>
          <table:table-cell table:style-name="Default" table:number-columns-repeated="5"/>
          <table:table-cell table:number-columns-repeated="24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4"/>
        </table:table-row>
        <table:table-row table:style-name="ro1" table:number-rows-repeated="3">
          <table:table-cell table:number-columns-repeated="3"/>
          <table:table-cell table:style-name="Default" table:number-columns-repeated="8"/>
          <table:table-cell table:number-columns-repeated="24"/>
        </table:table-row>
        <table:table-row table:style-name="ro1">
          <table:table-cell table:number-columns-repeated="2"/>
          <table:table-cell table:number-columns-spanned="9" table:number-rows-spanned="1"/>
          <table:covered-table-cell table:number-columns-repeated="8" table:style-name="Default"/>
          <table:table-cell table:number-columns-repeated="24"/>
        </table:table-row>
        <table:table-row table:style-name="ro1">
          <table:table-cell/>
          <table:table-cell table:style-name="ce17"/>
          <table:table-cell table:number-columns-repeated="33"/>
        </table:table-row>
        <table:table-row table:style-name="ro1">
          <table:table-cell table:number-columns-repeated="35"/>
        </table:table-row>
        <table:table-row table:style-name="ro1">
          <table:table-cell/>
          <table:table-cell table:style-name="ce16"/>
          <table:table-cell table:style-name="Default" table:number-columns-repeated="9"/>
          <table:table-cell table:number-columns-repeated="24"/>
        </table:table-row>
        <table:table-row table:style-name="ro1" table:number-rows-repeated="5">
          <table:table-cell/>
          <table:table-cell table:style-name="ce16" table:number-columns-repeated="2"/>
          <table:table-cell table:style-name="Default"/>
          <table:table-cell table:style-name="ce16"/>
          <table:table-cell table:style-name="Default" table:number-columns-repeated="6"/>
          <table:table-cell table:number-columns-repeated="24"/>
        </table:table-row>
        <table:table-row table:style-name="ro1">
          <table:table-cell table:number-columns-repeated="35"/>
        </table:table-row>
        <table:table-row table:style-name="ro1" table:number-rows-repeated="908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00:57:30.1662719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4:22:02.862381241</meta:creation-date>
    <meta:generator>LibreOffice/6.4.6.2$Linux_X86_64 LibreOffice_project/40$Build-2</meta:generator>
    <dc:date>2021-01-23T01:02:18.760946614</dc:date>
    <meta:editing-duration>PT12M33S</meta:editing-duration>
    <meta:editing-cycles>2</meta:editing-cycles>
    <meta:document-statistic meta:table-count="1" meta:cell-count="309" meta:object-count="0"/>
  </office:meta>
</office:document-meta>
</file>